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200%"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bstract</text:span></text:p>
      <text:p text:style-name="P1">The aim of this project was to build a piece of software which could engage and teach young people about a topic within computer science, based upon the BBC Micro hailed for its robustness and ease of use to teach computer science. From this we have created a working prototype of a game which teaches Boolean logic through appealing on-screen graphics, thought provoking challenge progression and an absence of algebra. This game demonstrates a possible aid for the teaching and learning of the complex topic of Boolean logic symbols and their conjunctive use. Because the game is implemented in an RPG 2D graphics style, with attractive block colors and animation, the game should be engaging and act as a teaching aid for young people. <text:s/>With the symbols used to replace algebraic symbols (i.e. Fire instead of X), the users focus will be moved towards the actual logic symbols and their use, rather than being weighed down by algebraic symbols. The use of the symbols, color and level design all aggregate to reduce the games likeness to actual classical studying – e.g. following a set of logic questions in a text book. Overall we believe the project was a great success – as a team we have improved our working knowledge of graphical libraries such as SDL, building logic machines and combining a large number of files to make one large working projec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crawford</meta:initial-creator>
    <dc:creator>charles crawford</dc:creator>
    <meta:editing-cycles>1</meta:editing-cycles>
    <meta:creation-date>2016-01-17T14:17:00</meta:creation-date>
    <dc:date>2016-01-17T14:17:00</dc:date>
    <meta:editing-duration>P0D</meta:editing-duration>
    <meta:generator>LibreOffice/4.3.7.2$Linux_X86_64 LibreOffice_project/430$Build-2</meta:generator>
    <meta:document-statistic meta:table-count="0" meta:image-count="0" meta:object-count="0" meta:page-count="1" meta:paragraph-count="2" meta:word-count="231" meta:character-count="1368" meta:non-whitespace-character-count="11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